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6">
            <text:p>16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 office:value-type="string">
            <text:p>2023-05-13_09-01-01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3-05-13_07-36-18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3-05-13_02-30-19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5-12_21-08-22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3-05-13_12-38-2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5-12_19-53-28_000.jpg</text:p>
          </table:table-cell>
          <table:table-cell table:style-name="ce26" office:value-type="string">
            <text:p>:PHOTO 記録 / subject=ATM：操作画面：残高：入金後 / location=~ / content=~,for=入金：スマホ用の代金に充てる：本体分：２万２千円,other=対象：操作画面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 / subject=ATM：操作画面：残高：入金後 / location=~ / content=~,for=入金：スマホ用の代金に充てる：本体分：２万２千円,other=対象：操作画面">
            <text:p>:PHOTO 記録 / subject=ATM：操作画面：残高：入金後 / location=~ / content=~,for=入金：スマホ用の代金に充てる：本体分：２万２千円,other=対象：操作画面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5-12_19-54-27_000.jpg</text:p>
          </table:table-cell>
          <table:table-cell table:style-name="ce26" office:value-type="string">
            <text:p>:PHOTO 記録 / subject=ATM：操作画面：残高：入金後 / location=~ / content=~,for=入金：スマホ用の代金に充てる：本体分：２万２千円,other=対象：利用明細票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subject=ATM：操作画面：残高：入金後 / location=~ / content=~,for=入金：スマホ用の代金に充てる：本体分：２万２千円,other=対象：利用明細票">
            <text:p>:PHOTO 記録 / subject=ATM：操作画面：残高：入金後 / location=~ / content=~,for=入金：スマホ用の代金に充てる：本体分：２万２千円,other=対象：利用明細票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 office:value-type="string">
            <text:p>2023-05-13_07-48-3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5-12_18-51-45_000.mp4</text:p>
          </table:table-cell>
          <table:table-cell table:style-name="ce26" office:value-type="string">
            <text:p>:VIDEO / @自室 / 記録 / jap.flute / 演奏、play / R=1 / genre=melody,session=hour-18,memo=+,file-piece-id=~,other=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VIDEO / @自室 / 記録 / jap.flute / 演奏、play / R=1 / genre=melody,session=hour-18,memo=+,file-piece-id=~,other= / follow+">
            <text:p>:VIDEO / @自室 / 記録 / jap.flute / 演奏、play / R=1 / genre=melody,session=hour-18,memo=+,file-piece-id=~,other= / follow+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 office:value-type="string">
            <text:p>2023-05-12_18-55-19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8" office:value-type="string">
            <text:p>2023-05-12_18-55-24_000.jpg</text:p>
          </table:table-cell>
          <table:table-cell table:style-name="ce26" office:value-type="string">
            <text:p>:m :篠笛,shinobue #*# / session-memo:session-1 / p.1-&lt;1&gt;:genre=melody:atom,key=~,session=hour-18,R=1,tempo=~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:篠笛,shinobue #*# / session-memo:session-1 / p.1-&lt;1&gt;:genre=melody:atom,key=~,session=hour-18,R=1,tempo=~ ">
            <text:p>:m :篠笛,shinobue #*# / session-memo:session-1 / p.1-&lt;1&gt;:genre=melody:atom,key=~,session=hour-18,R=1,tempo=~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5-13_01-11-15_000.jpg</text:p>
          </table:table-cell>
          <table:table-cell table:style-name="ce26" office:value-type="string">
            <text:p>:m #*# RES / JVEMV6 64#199.2.2_jinsai_dooji / 『童子問』 著者=伊藤仁斎,校注=~ / p.142 / w=,topic=~,publisher=~,other=memo+:生、死、善、悪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JVEMV6 64#199.2.2_jinsai_dooji / 『童子問』 著者=伊藤仁斎,校注=~ / p.142 / w=,topic=~,publisher=~,other=memo+:生、死、善、悪">
            <text:p>:m #*# RES / JVEMV6 64#199.2.2_jinsai_dooji / 『童子問』 著者=伊藤仁斎,校注=~ / p.142 / w=,topic=~,publisher=~,other=memo+:生、死、善、悪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3-05-13_11-55-41_000.jpg</text:p>
          </table:table-cell>
          <table:table-cell table:style-name="ce26" office:value-type="string">
            <text:p>:m 1*1 RES / JVEMV6 64#238_maeno / 『微粒子から探る物性七変化』 著者=前野昌弘,校注=~ / p.170 / w=,topic=物性：界面活性剤,publisher=~,other=memo+:蝋[ろう；memo+:ワックス・エステル；memo+:トリアコンタノール；memo+:パルミチン酸；memo+:トリアコンタニルパルミチン酸；memo+:オクタノール；memo+:比較：脂肪、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1*1 RES / JVEMV6 64#238_maeno / 『微粒子から探る物性七変化』 著者=前野昌弘,校注=~ / p.170 / w=,topic=物性：界面活性剤,publisher=~,other=memo+:蝋[ろう；memo+:ワックス・エステル；memo+:トリアコンタノール；memo+:パルミチン酸；memo+:トリアコンタニルパルミチン酸；memo+:オクタノール；memo+:比較：脂肪、蝋">
            <text:p>:m 1*1 RES / JVEMV6 64#238_maeno / 『微粒子から探る物性七変化』 著者=前野昌弘,校注=~ / p.170 / w=,topic=物性：界面活性剤,publisher=~,other=memo+:蝋[ろう；memo+:ワックス・エステル；memo+:トリアコンタノール；memo+:パルミチン酸；memo+:トリアコンタニルパルミチン酸；memo+:オクタノール；memo+:比較：脂肪、蝋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3-05-13_13-55-51_000.jpg</text:p>
          </table:table-cell>
          <table:table-cell table:style-name="ce26" office:value-type="string">
            <text:p>:m #*# RES / free# S87DP9 記事読み / id~browser~media=CPKD~yan~ya / theme=福島第１原発：汚染水：放出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#*# RES / free# S87DP9 記事読み / id~browser~media=CPKD~yan~ya / theme=福島第１原発：汚染水：放出,content=~,w=~ / genre=~ / other=~">
            <text:p>:m #*# RES / free# S87DP9 記事読み / id~browser~media=CPKD~yan~ya / theme=福島第１原発：汚染水：放出,content=~,w=~ / genre=~ / 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3-05-13_15-22-53_000.jpg</text:p>
          </table:table-cell>
          <table:table-cell table:style-name="ce26" office:value-type="string">
            <text:p>:m 1*1 RES / JVEMV6 64#265_islam_genten_makino / 『イスラームの原点』 著者=牧野信也,校注=~ / p.109 / w=大蔵経,topic=~,publisher=~,other=仏教：経典：各々、解説；memo+:コーラン：内容による分類：著者独自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1*1 RES / JVEMV6 64#265_islam_genten_makino / 『イスラームの原点』 著者=牧野信也,校注=~ / p.109 / w=大蔵経,topic=~,publisher=~,other=仏教：経典：各々、解説；memo+:コーラン：内容による分類：著者独自">
            <text:p>:m 1*1 RES / JVEMV6 64#265_islam_genten_makino / 『イスラームの原点』 著者=牧野信也,校注=~ / p.109 / w=大蔵経,topic=~,publisher=~,other=仏教：経典：各々、解説；memo+:コーラン：内容による分類：著者独自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7" office:value-type="string">
            <text:p>2023-05-13_17-51-20_000.jpg</text:p>
          </table:table-cell>
          <table:table-cell table:style-name="ce26" office:value-type="string">
            <text:p>:m 1*1 RES / JVEMV6 64#238_maeno / 『微粒子から探る物性七変化』 著者=前野昌弘,校注=~ / p.173 / w=,topic=,publisher=~,other=memo+:ナイロン６－６；memo+:パラフィン；list+:接触角：各物質；memo+:ヘントリアコンタン；memo+:ポリエチレン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1*1 RES / JVEMV6 64#238_maeno / 『微粒子から探る物性七変化』 著者=前野昌弘,校注=~ / p.173 / w=,topic=,publisher=~,other=memo+:ナイロン６－６；memo+:パラフィン；list+:接触角：各物質；memo+:ヘントリアコンタン；memo+:ポリエチレン">
            <text:p>:m 1*1 RES / JVEMV6 64#238_maeno / 『微粒子から探る物性七変化』 著者=前野昌弘,校注=~ / p.173 / w=,topic=,publisher=~,other=memo+:ナイロン６－６；memo+:パラフィン；list+:接触角：各物質；memo+:ヘントリアコンタン；memo+:ポリエチレン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2]=&quot;&quot;;[.C24];CONCATENATE([.C24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6">
            <text:p>1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4">2023/05/14</text:date>, <text:time>00:35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14T00:35:41.24</dc:date>
    <dc:creator>iwabuchi ken</dc:creator>
    <meta:editing-duration>P56DT10H13M</meta:editing-duration>
    <meta:editing-cycles>18483</meta:editing-cycles>
    <meta:document-statistic meta:table-count="2" meta:cell-count="926" meta:object-count="0"/>
    <meta:user-defined meta:name="qrichtext">1</meta:user-defined>
  </office:meta>
</office:document-meta>
</file>